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8681in" table:align="right"/>
    </style:style>
    <style:style style:name="Table1.A" style:family="table-column">
      <style:table-column-properties style:column-width="2.2479in"/>
    </style:style>
    <style:style style:name="Table1.B" style:family="table-column">
      <style:table-column-properties style:column-width="2.3118in"/>
    </style:style>
    <style:style style:name="Table1.C" style:family="table-column">
      <style:table-column-properties style:column-width="2.30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c84b" officeooo:paragraph-rsid="001bc84b"/>
    </style:style>
    <style:style style:name="P2" style:family="paragraph" style:parent-style-name="Standard">
      <style:paragraph-properties fo:text-align="center" style:justify-single-word="false"/>
      <style:text-properties officeooo:rsid="001bc84b" officeooo:paragraph-rsid="001bc84b"/>
    </style:style>
    <style:style style:name="P3" style:family="paragraph" style:parent-style-name="Standard" style:list-style-name="L2">
      <style:text-properties officeooo:rsid="001bc84b" officeooo:paragraph-rsid="001bc84b"/>
    </style:style>
    <style:style style:name="P4" style:family="paragraph" style:parent-style-name="Standard" style:list-style-name="L2">
      <style:text-properties officeooo:rsid="001c7762" officeooo:paragraph-rsid="001c7762"/>
    </style:style>
    <style:style style:name="P5" style:family="paragraph" style:parent-style-name="Standard">
      <style:text-properties officeooo:rsid="001c7762" officeooo:paragraph-rsid="001c7762"/>
    </style:style>
    <style:style style:name="P6" style:family="paragraph" style:parent-style-name="Standard">
      <style:text-properties officeooo:rsid="001e36a1" officeooo:paragraph-rsid="001e36a1"/>
    </style:style>
    <style:style style:name="P7" style:family="paragraph" style:parent-style-name="Standard">
      <style:text-properties officeooo:rsid="001f6cbf" officeooo:paragraph-rsid="001f6cbf"/>
    </style:style>
    <style:style style:name="P8" style:family="paragraph" style:parent-style-name="Standard">
      <style:text-properties officeooo:rsid="001f6cbf" officeooo:paragraph-rsid="00208c1e"/>
    </style:style>
    <style:style style:name="P9" style:family="paragraph" style:parent-style-name="Standard">
      <style:text-properties officeooo:rsid="00208c1e" officeooo:paragraph-rsid="00208c1e"/>
    </style:style>
    <style:style style:name="P10" style:family="paragraph" style:parent-style-name="Standard">
      <style:text-properties officeooo:rsid="0021cfe6" officeooo:paragraph-rsid="0021cfe6"/>
    </style:style>
    <style:style style:name="P11" style:family="paragraph" style:parent-style-name="Table_20_Contents">
      <style:paragraph-properties fo:text-align="center" style:justify-single-word="false"/>
      <style:text-properties officeooo:rsid="0021cfe6" officeooo:paragraph-rsid="0021cfe6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1cfe6" officeooo:paragraph-rsid="0021cfe6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1cfe6" officeooo:paragraph-rsid="0021cfe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officeooo:rsid="0021cfe6" officeooo:paragraph-rsid="0021cfe6" style:font-style-asian="italic" style:font-style-complex="italic"/>
    </style:style>
    <style:style style:name="T1" style:family="text">
      <style:text-properties officeooo:rsid="001bc84b"/>
    </style:style>
    <style:style style:name="T2" style:family="text">
      <style:text-properties officeooo:rsid="001c7762"/>
    </style:style>
    <style:style style:name="T3" style:family="text">
      <style:text-properties officeooo:rsid="001e36a1"/>
    </style:style>
    <style:style style:name="T4" style:family="text">
      <style:text-properties officeooo:rsid="0020beea"/>
    </style:style>
    <style:style style:name="T5" style:family="text">
      <style:text-properties officeooo:rsid="00238d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ath Reference Class <text:span text:style-name="T1">Duality</text:span></text:p>
      <text:p text:style-name="P2">by Sven Nilsen, 2019</text:p>
      <text:p text:style-name="P1"/>
      <text:p text:style-name="P1">Path Reference Class Duality is that it is that there exist two equally valid interpretations:</text:p>
      <text:p text:style-name="P1"/>
      <text:list xml:id="list334637403461665034" text:style-name="L2">
        <text:list-item>
          <text:p text:style-name="P3">Many-world<text:span text:style-name="T2">s</text:span> interpretation <text:span text:style-name="T2">where weights represent density of observers</text:span></text:p>
        </text:list-item>
        <text:list-item>
          <text:p text:style-name="P4">Single-world interpretation where weights represent chance from observer choice</text:p>
        </text:list-item>
      </text:list>
      <text:p text:style-name="P5"/>
      <text:p text:style-name="P5">For example, in Pascal’s triangle the observer can m<text:span text:style-name="T3">ake a choice to go either left or right:</text:span></text:p>
      <text:p text:style-name="P5"/>
      <text:p text:style-name="P5"><text:tab/><text:tab/><text:tab/><text:tab/><text:tab/><text:tab/><text:span text:style-name="T3">1</text:span></text:p>
      <text:p text:style-name="P5"><text:tab/><text:tab/><text:tab/><text:tab/><text:tab/><text:span text:style-name="T3">1<text:tab/><text:tab/>1</text:span></text:p>
      <text:p text:style-name="P5"><text:tab/><text:tab/><text:tab/><text:tab/><text:span text:style-name="T3">1<text:tab/><text:tab/>2<text:tab/><text:tab/>1</text:span></text:p>
      <text:p text:style-name="P5"><text:tab/><text:tab/><text:tab/><text:span text:style-name="T3">1<text:tab/><text:tab/>3<text:tab/><text:tab/>3<text:tab/><text:tab/>1</text:span></text:p>
      <text:p text:style-name="P5"/>
      <text:p text:style-name="P6">In the many-worlds interpretation, this means that most observers are located near the original location.</text:p>
      <text:p text:style-name="P6"/>
      <text:p text:style-name="P6">In the single-world interpretation, this means that the observer has greatest chance of making some choices such that it ends up close to the original location.</text:p>
      <text:p text:style-name="P6"/>
      <text:p text:style-name="P7">With other words, both interpretations give the exact same predictions under unconstrained conditions.</text:p>
      <text:p text:style-name="P7"/>
      <text:p text:style-name="P9">This has some non-trivial consequences for semantics: For every “<text:span text:style-name="T4">weird” prediction made under one interpretation, there exists a corresponding prediction for the dual interpretation.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Natural/weird duality</text:p>
          </table:table-cell>
          <table:table-cell table:style-name="Table1.A1" office:value-type="string">
            <text:p text:style-name="P12">Many-worlds is natural</text:p>
          </table:table-cell>
          <table:table-cell table:style-name="Table1.C1" office:value-type="string">
            <text:p text:style-name="P12">Many-worlds is weird</text:p>
          </table:table-cell>
        </table:table-row>
        <table:table-row>
          <table:table-cell table:style-name="Table1.A2" office:value-type="string">
            <text:p text:style-name="P13">Single-world is natural</text:p>
          </table:table-cell>
          <table:table-cell table:style-name="Table1.A2" office:value-type="string">
            <text:p text:style-name="P11">OK</text:p>
          </table:table-cell>
          <table:table-cell table:style-name="Table1.C2" office:value-type="string">
            <text:p text:style-name="P11">Favors single-world</text:p>
          </table:table-cell>
        </table:table-row>
        <table:table-row>
          <table:table-cell table:style-name="Table1.A2" office:value-type="string">
            <text:p text:style-name="P13">Single-world is weird</text:p>
          </table:table-cell>
          <table:table-cell table:style-name="Table1.A2" office:value-type="string">
            <text:p text:style-name="P11">Favors many-worlds</text:p>
          </table:table-cell>
          <table:table-cell table:style-name="Table1.C2" office:value-type="string">
            <text:p text:style-name="P14">What?!</text:p>
          </table:table-cell>
        </table:table-row>
      </table:table>
      <text:p text:style-name="P8"/>
      <text:p text:style-name="P10">The obvious problem is that when both interpretations fail to match human intiution, one gets surprising predictions, yet there is no way to <text:span text:style-name="T5">avoid them. One alternative could be to try a third interpretation where the same prediction has a natural interpretation.</text:span></text:p>
      <text:p text:style-name="P8"/>
      <text:p text:style-name="P9"><text:span text:style-name="T5">Since these two interpretations have natural predictions given unconstrained conditions, t</text:span>he question remains what these interpretations mean under <text:span text:style-name="T5">various </text:span>constrained condition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8:58:31.311873000</meta:creation-date>
    <dc:date>2019-04-18T20:19:43.361954000</dc:date>
    <meta:editing-duration>PT9M40S</meta:editing-duration>
    <meta:editing-cycles>1</meta:editing-cycles>
    <meta:document-statistic meta:table-count="1" meta:image-count="0" meta:object-count="0" meta:page-count="1" meta:paragraph-count="25" meta:word-count="230" meta:character-count="1569" meta:non-whitespace-character-count="1342"/>
    <meta:generator>LibreOffice/5.1.2.2$MacOSX_X86_64 LibreOffice_project/d3bf12ecb743fc0d20e0be0c58ca359301eb705f</meta:generator>
  </office:meta>
</office:document-meta>
</file>